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21.55mm"/>
    </style:style>
    <style:style style:name="co9" style:family="table-column">
      <style:table-column-properties fo:break-before="auto" style:column-width="19.9mm"/>
    </style:style>
    <style:style style:name="co10" style:family="table-column">
      <style:table-column-properties fo:break-before="auto" style:column-width="143.7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4"/>
          <table:table-cell table:style-name="ce7" table:number-columns-repeated="1019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 current config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office:value-type="string" calcext:value-type="string">
            <text:p>Main Controls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table:number-columns-repeated="1015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ki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5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Options - Load, Save, Recent, Clear Chan,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2 + (0 to 15)</text:p>
          </table:table-cell>
          <table:table-cell table:style-name="ce5" office:value-type="string" calcext:value-type="string">
            <text:p>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3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10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800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2">00/00/0000</text:date>, <text:time style:data-style-name="N2" text:time-value="20:33:53.4859562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7-07-02T20:34:47.268153795</dc:date>
    <meta:editing-duration>P5DT3H51M55S</meta:editing-duration>
    <meta:editing-cycles>371</meta:editing-cycles>
    <meta:generator>LibreOffice/5.2.7.2$Linux_X86_64 LibreOffice_project/20m0$Build-2</meta:generator>
    <meta:document-statistic meta:table-count="1" meta:cell-count="4132" meta:object-count="0"/>
  </office:meta>
</office:document-meta>
</file>